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top="0cm" fo:margin-bottom="0cm" loext:contextual-spacing="false"/>
    </style:style>
    <style:style style:name="P3" style:family="paragraph" style:parent-style-name="Text_20_body" style:list-style-name="L1"/>
    <style:style style:name="T1"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1 Review</text:h>
      <text:p text:style-name="P2">TOTAL POINTS 12</text:p>
      <text:section text:style-name="Sect1" text:name="F5CLRJPiEeenSA43-pZ63g@0-legend">
        <text:p text:style-name="P2">1.</text:p>
        <text:p text:style-name="Text_20_body">Question 1</text:p>
        <text:p text:style-name="Text_20_body">You are probably using the internet to do some of your personal banking. There is a page that shows your accounts and their balances, often called something like "Account Summary" or "Account Overview." You must click on an account to begin managing it. Which type of web page is this?</text:p>
        <text:p text:style-name="P2">1 point</text:p>
      </text:section>
      <text:p text:style-name="P1">dynamic web page</text:p>
      <text:p text:style-name="Text_20_body">web service</text:p>
      <text:p text:style-name="Text_20_body">static web page</text:p>
      <text:p text:style-name="Text_20_body">web app</text:p>
      <text:p text:style-name="Text_20_body"/>
      <text:section text:style-name="Sect1" text:name="DOuqM5SyEeeHLRIiVqSXOA@0-legend">
        <text:p text:style-name="P2">2.</text:p>
        <text:p text:style-name="Text_20_body">Question 2</text:p>
        <text:p text:style-name="Text_20_body">Another web page allows interacting with a spreadsheet in a browser. You can enter in values, sum them up, perform operations on them, format them, etc. What type of web page is this?</text:p>
        <text:p text:style-name="P2">1 point</text:p>
      </text:section>
      <text:p text:style-name="Text_20_body">dynamic web page </text:p>
      <text:p text:style-name="P1">web app </text:p>
      <text:p text:style-name="Text_20_body">web service </text:p>
      <text:p text:style-name="Text_20_body">static web page</text:p>
      <text:p text:style-name="Text_20_body"/>
      <text:p text:style-name="Text_20_body"/>
      <text:section text:style-name="Sect1" text:name="ouaX2ZSyEee_dAqwWML0oA@0-legend">
        <text:p text:style-name="P2">3.</text:p>
        <text:p text:style-name="Text_20_body">Question 3</text:p>
        <text:p text:style-name="Text_20_body">Consider the two statements. Choose the one correct option.</text:p>
        <text:list xml:id="list1158149822" text:style-name="L1">
          <text:list-item>
            <text:p text:style-name="P3">JSON is a markup language</text:p>
          </text:list-item>
        </text:list>
        <text:p text:style-name="Text_20_body">2. JSON can easily be converted into a Javascript object</text:p>
        <text:p text:style-name="P2">1 point</text:p>
      </text:section>
      <text:p text:style-name="Text_20_body">Only the first statement is correct</text:p>
      <text:p text:style-name="Text_20_body"><text:span text:style-name="T1">Both statements are correct</text:span> </text:p>
      <text:p text:style-name="Text_20_body">Only the second statement is correct</text:p>
      <text:p text:style-name="Text_20_body">Neither statement is correct </text:p>
      <text:section text:style-name="Sect1" text:name="OiPwdpSzEeegfA78L79K-g@0-legend">
        <text:p text:style-name="P2"><text:soft-page-break/>4.</text:p>
        <text:p text:style-name="Text_20_body">Question 4</text:p>
        <text:p text:style-name="Text_20_body">Which of these is <text:span text:style-name="Strong_20_Emphasis">NOT</text:span> a basic standard of the World Wide Web?</text:p>
        <text:p text:style-name="P2">1 point</text:p>
      </text:section>
      <text:p text:style-name="Text_20_body">TCP </text:p>
      <text:p text:style-name="Text_20_body">HTTP </text:p>
      <text:p text:style-name="Text_20_body">URL </text:p>
      <text:p text:style-name="Text_20_body"><text:span text:style-name="T1">FTP</text:span> </text:p>
      <text:p text:style-name="Text_20_body"/>
      <text:p text:style-name="Text_20_body"/>
      <text:p text:style-name="Text_20_body"/>
      <text:section text:style-name="Sect1" text:name="j9lQqpSzEeegfA78L79K-g@0-legend">
        <text:p text:style-name="P2">5.</text:p>
        <text:p text:style-name="Text_20_body">Question 5</text:p>
        <text:p text:style-name="Text_20_body">There is an HTTP method that allows you to send, create or update a resource, but allows the server to decide its location and identity. Which HTTP method is this?</text:p>
        <text:p text:style-name="P2">1 point</text:p>
      </text:section>
      <text:p text:style-name="Text_20_body">POST </text:p>
      <text:p text:style-name="Text_20_body">GET </text:p>
      <text:p text:style-name="Text_20_body"><text:span text:style-name="T1">PUT</text:span> </text:p>
      <text:p text:style-name="Text_20_body">SEND </text:p>
      <text:p text:style-name="Text_20_body"/>
      <text:p text:style-name="Text_20_body"/>
      <text:p text:style-name="Text_20_body"/>
      <text:section text:style-name="Sect1" text:name="7-K7_JSzEee_dAqwWML0oA@0-legend">
        <text:p text:style-name="P2">6.</text:p>
        <text:p text:style-name="Text_20_body">Question 6</text:p>
        <text:p text:style-name="Text_20_body">Which of these is often used to add dynamic content to a web page?</text:p>
        <text:p text:style-name="P2">1 point</text:p>
      </text:section>
      <text:p text:style-name="Text_20_body"><text:span text:style-name="T1">Javascript</text:span> </text:p>
      <text:p text:style-name="Text_20_body">HTML DOM</text:p>
      <text:p text:style-name="Text_20_body">CSS </text:p>
      <text:p text:style-name="Text_20_body">HTML </text:p>
      <text:p text:style-name="Text_20_body"/>
      <text:p text:style-name="Text_20_body"/>
      <text:p text:style-name="Text_20_body"/>
      <text:section text:style-name="Sect1" text:name="NGLltJS0EeegfA78L79K-g@0-legend">
        <text:p text:style-name="P2"><text:soft-page-break/>7.</text:p>
        <text:p text:style-name="Text_20_body">Question 7</text:p>
        <text:p text:style-name="Text_20_body">What are the three high-level components involved in a remote procedural call?</text:p>
        <text:p text:style-name="P2">1 point</text:p>
      </text:section>
      <text:p text:style-name="Text_20_body"><text:span text:style-name="T1">client, server, interface definition language</text:span> </text:p>
      <text:p text:style-name="Text_20_body">marshal, client, server </text:p>
      <text:p text:style-name="Text_20_body">client stub, compiler, server stub </text:p>
      <text:p text:style-name="Text_20_body">IDL source code, IDL compiler, interface headers</text:p>
      <text:p text:style-name="Text_20_body"/>
      <text:p text:style-name="Text_20_body"/>
      <text:p text:style-name="Text_20_body"/>
      <text:p text:style-name="Text_20_body"/>
      <text:section text:style-name="Sect1" text:name="e6FsN5S0EeeHLRIiVqSXOA@0-legend">
        <text:p text:style-name="P2">8.</text:p>
        <text:p text:style-name="Text_20_body">Question 8</text:p>
        <text:p text:style-name="Text_20_body">The process of establishing a connection between the client stub and server stub is called…</text:p>
        <text:p text:style-name="P2">1 point</text:p>
      </text:section>
      <text:p text:style-name="P1">binding</text:p>
      <text:p text:style-name="Text_20_body">handshaking </text:p>
      <text:p text:style-name="Text_20_body">marshalling </text:p>
      <text:p text:style-name="Text_20_body">interfacing </text:p>
      <text:p text:style-name="Text_20_body"/>
      <text:p text:style-name="Text_20_body"/>
      <text:p text:style-name="Text_20_body"/>
      <text:p text:style-name="Text_20_body"/>
      <text:section text:style-name="Sect1" text:name="xQjGK5S0EeeHLRIiVqSXOA@0-legend">
        <text:p text:style-name="P2">9.</text:p>
        <text:p text:style-name="Text_20_body">Question 9</text:p>
        <text:p text:style-name="Text_20_body">What are the advantages of Common Object Request Broker Architecture (CORBA)? Choose the <text:span text:style-name="Strong_20_Emphasis">two correct</text:span> answers.</text:p>
        <text:p text:style-name="P2">1 point</text:p>
      </text:section>
      <text:p text:style-name="Text_20_body"><text:span text:style-name="T1">Objects are essentially independent of their physical or virtual location.</text:span> </text:p>
      <text:p text:style-name="P1">It allows for object-oriented paradigms in distributed computing</text:p>
      <text:p text:style-name="Text_20_body">Method calls can be treated locally or remotely </text:p>
      <text:p text:style-name="Text_20_body">Dynamic binding is simple </text:p>
      <text:p text:style-name="Text_20_body"/>
      <text:section text:style-name="Sect1" text:name="OEDt2JS1EeeHLRIiVqSXOA@0-legend">
        <text:p text:style-name="P2"><text:soft-page-break/>10.</text:p>
        <text:p text:style-name="Text_20_body">Question 10</text:p>
        <text:p text:style-name="Text_20_body">Which of these are desirable characteristics of a web service? Select <text:span text:style-name="Strong_20_Emphasis">the three correct</text:span> answers.</text:p>
        <text:p text:style-name="P2">1 point</text:p>
      </text:section>
      <text:p text:style-name="Text_20_body"><text:span text:style-name="T1">platform-independent</text:span> </text:p>
      <text:p text:style-name="Text_20_body"><text:span text:style-name="T1">modular</text:span> </text:p>
      <text:p text:style-name="Text_20_body"><text:span text:style-name="T1">composable</text:span> </text:p>
      <text:p text:style-name="Text_20_body">simple </text:p>
      <text:p text:style-name="Text_20_body"/>
      <text:p text:style-name="Text_20_body"/>
      <text:p text:style-name="Text_20_body"/>
      <text:p text:style-name="Text_20_body"/>
      <text:section text:style-name="Sect1" text:name="yAI6spS1EeeHLRIiVqSXOA@0-legend">
        <text:p text:style-name="P2">11.</text:p>
        <text:p text:style-name="Text_20_body">Question 11</text:p>
        <text:p text:style-name="Text_20_body">Which of these responsibilities does the client stub have in a middleware-based architecture that uses RPC? Choose the <text:span text:style-name="Strong_20_Emphasis">three correct</text:span> answers.</text:p>
        <text:p text:style-name="P2">1 point</text:p>
      </text:section>
      <text:p text:style-name="Text_20_body"><text:span text:style-name="T1">Establishing a connection with the server</text:span> </text:p>
      <text:p text:style-name="P1">Invoking the remote procedure call over the network</text:p>
      <text:p text:style-name="Text_20_body"><text:span text:style-name="T1">Invoking the server application directly</text:span> </text:p>
      <text:p text:style-name="Text_20_body">Formatting and encoding data into standardized messages</text:p>
      <text:p text:style-name="Text_20_body"/>
      <text:p text:style-name="Text_20_body"/>
      <text:p text:style-name="Text_20_body"/>
      <text:p text:style-name="Text_20_body"/>
      <text:section text:style-name="Sect1" text:name="EXXJqpS2EeeHLRIiVqSXOA@0-legend">
        <text:p text:style-name="P2">12.</text:p>
        <text:p text:style-name="Text_20_body">Question 12</text:p>
        <text:p text:style-name="Text_20_body">What is the main difference between a web service and a web application?</text:p>
        <text:p text:style-name="P2">1 point</text:p>
      </text:section>
      <text:p text:style-name="Text_20_body">Web services are mostly meant for business applications</text:p>
      <text:p text:style-name="Text_20_body">Web services are simpler </text:p>
      <text:p text:style-name="Text_20_body">Web applications dynamically generate content </text:p>
      <text:p text:style-name="Text_20_body"><text:span text:style-name="T1">Web applications are presented through a browser</text:span>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7T19:40:15.805820596</meta:creation-date>
    <dc:date>2021-08-11T13:18:18.820974921</dc:date>
    <meta:editing-duration>PT5M16S</meta:editing-duration>
    <meta:editing-cycles>2</meta:editing-cycles>
    <meta:generator>LibreOffice/6.4.7.2$Linux_X86_64 LibreOffice_project/40$Build-2</meta:generator>
    <meta:document-statistic meta:table-count="0" meta:image-count="0" meta:object-count="0" meta:page-count="4" meta:paragraph-count="100" meta:word-count="484" meta:character-count="2863" meta:non-whitespace-character-count="2446"/>
  </office:meta>
</office:document-meta>
</file>